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8cm" draw:fill-color="#ffffff" fo:padding-top="-0.01cm" fo:padding-bottom="-0.01cm" fo:padding-left="-0.01cm" fo:padding-right="-0.01cm"/>
    </style:style>
    <style:style style:name="gr2" style:family="graphic" style:parent-style-name="standard">
      <style:graphic-properties svg:stroke-width="0.08cm" draw:fill-color="#b3b3b3" fo:padding-top="-0.01cm" fo:padding-bottom="-0.01cm" fo:padding-left="-0.01cm" fo:padding-right="-0.01cm"/>
    </style:style>
    <style:style style:name="gr3" style:family="graphic" style:parent-style-name="standard">
      <style:graphic-properties draw:stroke="none" svg:stroke-width="0.1cm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0.659cm" fo:min-width="0.879cm"/>
    </style:style>
  </office:automatic-styles>
  <office:body>
    <office:drawing>
      <draw:page draw:name="page1" draw:style-name="dp1" draw:master-page-name="Default">
        <draw:g>
          <draw:glue-point draw:id="4" svg:x="0cm" svg:y="1.593cm"/>
          <draw:glue-point draw:id="5" svg:x="0cm" svg:y="-1.703cm"/>
          <draw:rect draw:style-name="gr1" draw:layer="layout" svg:width="0.879cm" svg:height="1.319cm" svg:x="0cm" svg:y="0cm">
            <text:p/>
          </draw:rect>
          <draw:rect draw:style-name="gr2" draw:layer="layout" svg:width="0.659cm" svg:height="1.108cm" svg:x="0.11cm" svg:y="0.105cm">
            <text:p/>
          </draw:rect>
          <draw:rect draw:style-name="gr3" draw:layer="layout" svg:width="0.22cm" svg:height="0.105cm" svg:x="0.11cm" svg:y="0.105cm">
            <text:p/>
          </draw:rect>
          <draw:rect draw:style-name="gr3" draw:layer="layout" svg:width="0.22cm" svg:height="0.105cm" svg:x="0.11cm" svg:y="0.422cm">
            <text:p/>
          </draw:rect>
          <draw:rect draw:style-name="gr3" draw:layer="layout" svg:width="0.22cm" svg:height="0.105cm" svg:x="0.11cm" svg:y="0.738cm">
            <text:p/>
          </draw:rect>
          <draw:rect draw:style-name="gr3" draw:layer="layout" svg:width="0.22cm" svg:height="0.105cm" svg:x="0.11cm" svg:y="1.055cm">
            <text:p/>
          </draw:rect>
          <draw:rect draw:style-name="gr3" draw:layer="layout" svg:width="0.22cm" svg:height="0.105cm" svg:x="0.549cm" svg:y="0.105cm">
            <text:p/>
          </draw:rect>
          <draw:rect draw:style-name="gr3" draw:layer="layout" svg:width="0.22cm" svg:height="0.105cm" svg:x="0.549cm" svg:y="0.422cm">
            <text:p/>
          </draw:rect>
          <draw:rect draw:style-name="gr3" draw:layer="layout" svg:width="0.22cm" svg:height="0.105cm" svg:x="0.549cm" svg:y="0.738cm">
            <text:p/>
          </draw:rect>
          <draw:rect draw:style-name="gr3" draw:layer="layout" svg:width="0.22cm" svg:height="0.105cm" svg:x="0.549cm" svg:y="1.055cm">
            <text:p/>
          </draw:rect>
          <draw:frame draw:style-name="gr4" draw:layer="layout" svg:width="0.879cm" svg:height="1.025cm" svg:x="0cm" svg:y="1.15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scEAD Wall-Plug</dc:title>
    <meta:creation-date>2011-02-07T17:12:56</meta:creation-date>
    <meta:editing-duration>P0D</meta:editing-duration>
    <meta:editing-cycles>1</meta:editing-cycles>
    <meta:document-statistic meta:object-count="12"/>
    <meta:generator>OpenOffice.org/3.3$Linux OpenOffice.org_project/330m20$Build-9567</meta:generator>
  </office:meta>
</office:document-meta>
</file>